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ecimalHolderEx.set_BigDecimal( BigDecimal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ecimal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DecimalHolderEx.JavaDecimal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Decimal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DecimalHolderEx.validateValue( BigDecimal v , SchemaType sType , ValidationContext contex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JavaDecimalHolderEx.validateLexical( String v , SchemaType sType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Decimal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